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Atividade 10 - Algoritmos em Bioinformática</text:span></text:p>
      <text:p text:style-name="Standard"><text:span text:style-name="T2">Gabriel Belchior Vieira Campanile - 168853</text:span></text:p>
      <text:p text:style-name="Standard"/>
      <text:p text:style-name="P2"><text:span text:style-name="T2">Programação Dinâmica no Alinhamento de Sequências</text:span><text:span text:style-name="T3">:</text:span></text:p>
      <text:p text:style-name="P2"><text:span text:style-name="T3">O algoritmo de Smith-Waterman é uma técnica de programação dinâmica que busca identificar regiões de similaridade entre duas sequências, podendo ser de DNA, RNA, ou proteínas. O objetivo é realizar o alinhamento local de sequências biológicas de forma eficiente. O processo envolve:</text:span></text:p>
      <text:list xml:id="list1715694661" text:style-name="WWNum2">
        <text:list-item>
          <text:p text:style-name="P3"><text:span text:style-name="T2">Inicialização da Matriz</text:span><text:span text:style-name="T3">: Uma matriz de escore é criada com dimensões baseadas nos comprimentos das sequências. A primeira linha e coluna são inicializadas com zeros.</text:span></text:p>
        </text:list-item>
        <text:list-item>
          <text:p text:style-name="P4"><text:span text:style-name="T2">Preenchimento da Matriz</text:span><text:span text:style-name="T3">: Cada célula da matriz é preenchida com o maior escore possível, considerando três opções: alinhamento diagonal (match/mismatch), gap na primeira ou na segunda sequência. A pontuação é o máximo dessas opções ou zero caso o valor seja negativo, permitindo que o alinhamento local recomece em qualquer ponto.</text:span></text:p>
        </text:list-item>
        <text:list-item>
          <text:p text:style-name="P4"><text:span text:style-name="T2">Identificação do Melhor Alinhamento</text:span><text:span text:style-name="T3">: O melhor alinhamento local é identificado encontrando a célula com o maior valor na matriz. O rastreamento (traceback) começa dessa célula e segue até alcançar uma célula com valor zero, reconstruindo assim o alinhamento ideal.</text:span></text:p>
        </text:list-item>
        <text:list-item>
          <text:p text:style-name="P5"><text:span text:style-name="T2">Construção do Alinhamento Ótimo</text:span><text:span text:style-name="T3">: A programação dinâmica permite calcular o melhor alinhamento sem explorar todas as combinações possíveis, economizando tempo e recursos computacionais.</text:span></text:p>
        </text:list-item>
      </text:list>
      <text:p text:style-name="P2"><text:span text:style-name="T3">Este método é essencial para identificar as regiões de maior similaridade entre duas sequências, otimizando o processo de alinhamento local.</text:span></text:p>
      <text:p text:style-name="P1"/>
      <text:p text:style-name="Standard"><text:span text:style-name="T4">Referência:</text:span></text:p>
      <text:list xml:id="list2791741814" text:style-name="WWNum1">
        <text:list-item>
          <text:p text:style-name="P6">Principais algoritmos de alinhamento de sequências genéticas, Alexandre dos Santos Cristino</text:p>
        </text:list-item>
        <text:list-item>
          <text:p text:style-name="P6">Basic Local Alignment Search Tool, Stephen F. AltschuP, Warren Gish ~, Webb Miller 2 Eugene W. Myers 3 and David J. Lipman ~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258" meta:character-count="1736" meta:non-whitespace-character-count="1496"/>
    <meta:generator>LibreOfficeDev/6.0.5.2$Linux_X86_64 LibreOffice_project/</meta:generator>
  </office:meta>
</office:document-meta>
</file>